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4pt"/>
    </style:style>
    <style:style style:name="co2" style:family="table-column">
      <style:table-column-properties fo:break-before="auto" style:column-width="32.09pt"/>
    </style:style>
    <style:style style:name="co3" style:family="table-column">
      <style:table-column-properties fo:break-before="auto" style:column-width="56.75pt"/>
    </style:style>
    <style:style style:name="co4" style:family="table-column">
      <style:table-column-properties fo:break-before="auto" style:column-width="43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_1920x1080" table:style-name="ta1">
        <table:shapes>
          <draw:frame draw:z-index="0" draw:style-name="gr1" draw:text-style-name="P1" svg:width="453.57pt" svg:height="254.75pt" svg:x="545.36pt" svg:y="10.37pt">
            <draw:object draw:notify-on-update-of-ranges="out_1920x1080.A1:out_1920x1080.A12 out_1920x1080.D1:out_1920x1080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7pt" svg:height="254.78pt" svg:x="546.58pt" svg:y="269.4pt">
            <draw:object draw:notify-on-update-of-ranges="out_1920x1080.A13:out_1920x1080.A24 out_1920x1080.D13:out_1920x1080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7pt" svg:height="254.78pt" svg:x="545.36pt" svg:y="524.18pt">
            <draw:object draw:notify-on-update-of-ranges="out_1920x1080.A25:out_1920x1080.A36 out_1920x1080.D25:out_1920x1080.D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2.44823" calcext:value-type="float">
            <text:p>2.44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1.41799" calcext:value-type="float">
            <text:p>1.41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1.19345" calcext:value-type="float">
            <text:p>1.19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7261" calcext:value-type="float">
            <text:p>0.7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72317" calcext:value-type="float">
            <text:p>0.72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58655" calcext:value-type="float">
            <text:p>0.58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58838" calcext:value-type="float">
            <text:p>0.58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58773" calcext:value-type="float">
            <text:p>0.587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58512" calcext:value-type="float">
            <text:p>0.585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58836" calcext:value-type="float">
            <text:p>0.58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59648" calcext:value-type="float">
            <text:p>0.5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1586" calcext:value-type="float">
            <text:p>0.01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1948" calcext:value-type="float">
            <text:p>0.01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764" calcext:value-type="float">
            <text:p>0.007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704" calcext:value-type="float">
            <text:p>0.00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733" calcext:value-type="float">
            <text:p>0.007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684" calcext:value-type="float">
            <text:p>0.006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688" calcext:value-type="float">
            <text:p>0.00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746" calcext:value-type="float">
            <text:p>0.00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766" calcext:value-type="float">
            <text:p>0.00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24308" calcext:value-type="float">
            <text:p>0.24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17969" calcext:value-type="float">
            <text:p>0.17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17704" calcext:value-type="float">
            <text:p>0.177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11065" calcext:value-type="float">
            <text:p>0.11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9639" calcext:value-type="float">
            <text:p>0.096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11107" calcext:value-type="float">
            <text:p>0.1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6553" calcext:value-type="float">
            <text:p>0.065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6547" calcext:value-type="float">
            <text:p>0.065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6616" calcext:value-type="float">
            <text:p>0.066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6541" calcext:value-type="float">
            <text:p>0.065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6821" calcext:value-type="float">
            <text:p>0.06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6367" calcext:value-type="float">
            <text:p>0.06367</text:p>
          </table:table-cell>
        </table:table-row>
      </table:table>
      <table:named-expressions/>
      <table:database-ranges>
        <table:database-range table:name="__Anonymous_Sheet_DB__0" table:target-range-address="out_1920x1080.A1:out_1920x1080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25T19:24:09.695000000</dc:date>
    <meta:editing-duration>PT10M17S</meta:editing-duration>
    <meta:editing-cycles>1</meta:editing-cycles>
    <meta:document-statistic meta:table-count="1" meta:cell-count="144" meta:object-count="3"/>
    <meta:generator>LibreOffice/6.3.3.2$Windows_X86_64 LibreOffice_project/a64200df03143b798afd1ec74a12ab50359878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8cm" xlink:href=".." xlink:type="simple" chart:class="chart:bar" chart:style-name="ch1">
        <chart:legend chart:legend-position="end" svg:x="14.654cm" svg:y="4.192cm" style:legend-expansion="high" chart:style-name="ch2"/>
        <chart:plot-area chart:style-name="ch3" table:cell-range-address="out_1920x1080.A1:out_1920x1080.A12 out_1920x1080.D1:out_1920x1080.D12" chart:data-source-has-labels="both" svg:x="0.32cm" svg:y="0.179cm" svg:width="14.014cm" svg:height="8.63cm">
          <chartooo:coordinate-region svg:x="1.058cm" svg:y="0.381cm" svg:width="13.276cm" svg:height="7.775cm"/>
          <chart:axis chart:dimension="x" chart:name="primary-x" chart:style-name="ch4" chartooo:axis-type="auto">
            <chartooo:date-scale/>
            <chart:categories table:cell-range-address="out_1920x1080.A1:out_1920x1080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1920x1080.D1:out_1920x1080.D12" loext:label-string="blur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1920x1080.A1:out_1920x1080.A12</svg:desc>
                </draw:g>
              </table:table-cell>
              <table:table-cell office:value-type="float" office:value="2.44823">
                <text:p>2.44823</text:p>
                <draw:g>
                  <svg:desc>out_1920x1080.D1:out_1920x1080.D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41799">
                <text:p>1.4179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19345">
                <text:p>1.193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261">
                <text:p>0.72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2317">
                <text:p>0.723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655">
                <text:p>0.586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838">
                <text:p>0.588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773">
                <text:p>0.587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512">
                <text:p>0.585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836">
                <text:p>0.588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9648">
                <text:p>0.596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bar" chart:style-name="ch1">
        <chart:legend chart:legend-position="end" svg:x="14.4cm" svg:y="4.192cm" style:legend-expansion="high" chart:style-name="ch2"/>
        <chart:plot-area chart:style-name="ch3" table:cell-range-address="out_1920x1080.A13:out_1920x1080.A24 out_1920x1080.D13:out_1920x1080.D24" chart:data-source-has-labels="both" svg:x="0.32cm" svg:y="0.179cm" svg:width="13.76cm" svg:height="8.631cm">
          <chartooo:coordinate-region svg:x="1.439cm" svg:y="0.381cm" svg:width="12.641cm" svg:height="7.776cm"/>
          <chart:axis chart:dimension="x" chart:name="primary-x" chart:style-name="ch4" chartooo:axis-type="auto">
            <chartooo:date-scale/>
            <chart:categories table:cell-range-address="out_1920x1080.A13:out_1920x1080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1920x1080.D13:out_1920x1080.D24" loext:label-string="sepia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pi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1920x1080.A13:out_1920x1080.A24</svg:desc>
                </draw:g>
              </table:table-cell>
              <table:table-cell office:value-type="float" office:value="0.01586">
                <text:p>0.01586</text:p>
                <draw:g>
                  <svg:desc>out_1920x1080.D13:out_1920x1080.D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948">
                <text:p>0.019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764">
                <text:p>0.007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704">
                <text:p>0.007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733">
                <text:p>0.007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684">
                <text:p>0.006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688">
                <text:p>0.006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746">
                <text:p>0.007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766">
                <text:p>0.00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bar" chart:style-name="ch1">
        <chart:legend chart:legend-position="end" svg:x="14.506cm" svg:y="4.192cm" style:legend-expansion="high" chart:style-name="ch2"/>
        <chart:plot-area chart:style-name="ch3" table:cell-range-address="out_1920x1080.A25:out_1920x1080.A36 out_1920x1080.D25:out_1920x1080.D36" chart:data-source-has-labels="both" svg:x="0.32cm" svg:y="0.179cm" svg:width="13.866cm" svg:height="8.631cm">
          <chartooo:coordinate-region svg:x="1.248cm" svg:y="0.382cm" svg:width="12.938cm" svg:height="7.775cm"/>
          <chart:axis chart:dimension="x" chart:name="primary-x" chart:style-name="ch4" chartooo:axis-type="auto">
            <chartooo:date-scale/>
            <chart:categories table:cell-range-address="out_1920x1080.A25:out_1920x1080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1920x1080.D25:out_1920x1080.D36" loext:label-string="swirl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r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1920x1080.A25:out_1920x1080.A36</svg:desc>
                </draw:g>
              </table:table-cell>
              <table:table-cell office:value-type="float" office:value="0.24308">
                <text:p>0.24308</text:p>
                <draw:g>
                  <svg:desc>out_1920x1080.D25:out_1920x1080.D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7969">
                <text:p>0.1796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7704">
                <text:p>0.177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065">
                <text:p>0.110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639">
                <text:p>0.096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107">
                <text:p>0.111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553">
                <text:p>0.065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547">
                <text:p>0.065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616">
                <text:p>0.066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541">
                <text:p>0.065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821">
                <text:p>0.068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367">
                <text:p>0.063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